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1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339in"/>
    </style:style>
    <style:style style:name="co4" style:family="table-column">
      <style:table-column-properties fo:break-before="auto" style:column-width="0.3862in"/>
    </style:style>
    <style:style style:name="co5" style:family="table-column">
      <style:table-column-properties fo:break-before="auto" style:column-width="0.5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lecciones Chile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yr</text:p>
          </table:table-cell>
          <table:table-cell office:value-type="string" calcext:value-type="string">
            <text:p>dip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2vuelta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989" calcext:value-type="float">
            <text:p>19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al elec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3" calcext:value-type="float">
            <text:p>199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al elec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. election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. election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. runoff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01" calcext:value-type="float">
            <text:p>20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g. election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al electio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06" calcext:value-type="float">
            <text:p>2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. runoff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09" calcext:value-type="float">
            <text:p>20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al election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. runoff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al election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. runoff</text:p>
          </table:table-cell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1:28:43.474754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09-04T15:15:16</meta:creation-date>
    <dc:date>2014-12-23T11:50:52.484490172</dc:date>
    <meta:editing-duration>PT24M25S</meta:editing-duration>
    <meta:editing-cycles>13</meta:editing-cycles>
    <meta:generator>LibreOffice/4.2.7.2$Linux_X86_64 LibreOffice_project/420m0$Build-2</meta:generator>
    <meta:document-statistic meta:table-count="3" meta:cell-count="104" meta:object-count="0"/>
  </office:meta>
</office:document-meta>
</file>